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f771" officeooo:paragraph-rsid="0007f771"/>
    </style:style>
    <style:style style:name="P2" style:family="paragraph" style:parent-style-name="Standard">
      <style:text-properties officeooo:rsid="0007f771" officeooo:paragraph-rsid="00090c66"/>
    </style:style>
    <style:style style:name="P3" style:family="paragraph" style:parent-style-name="Standard">
      <style:text-properties officeooo:rsid="0007f771" officeooo:paragraph-rsid="000ffe3a"/>
    </style:style>
    <style:style style:name="T1" style:family="text">
      <style:text-properties officeooo:rsid="0008f9a4"/>
    </style:style>
    <style:style style:name="T2" style:family="text">
      <style:text-properties officeooo:rsid="00090c66"/>
    </style:style>
    <style:style style:name="T3" style:family="text">
      <style:text-properties officeooo:rsid="000ff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ual Clusters:</text:p>
      <text:p text:style-name="P1"/>
      <text:p text:style-name="P1">Cluster1: 1, 4, 5, 12, 13, 17, 22, 26, 29, 30, 34, 37, 47</text:p>
      <text:p text:style-name="P1">Cluster2: 2, 3, 9, 10, 11, 18, 20, 23, 24, 25, 31, 32, 35, 36, 42, 44, 45, 48, 49, 27</text:p>
      <text:p text:style-name="P1">Cluster3: 6, 7, 8, 14, 15, 16, 19, 21, 28, 33, 38, 39, 40, 41, 43, 46</text:p>
      <text:p text:style-name="P1">Cluster4: 50, 51, 53, 54, 55, 57, 64</text:p>
      <text:p text:style-name="P1">Cluster5: 61, 62, 63</text:p>
      <text:p text:style-name="P1">Cluster6: 52, 56, 58, 59, 60 </text:p>
      <text:p text:style-name="P1"/>
      <text:p text:style-name="P1">Clusters shown before applying bus threshold <text:span text:style-name="T1">(bus Threshold = 100)</text:span>: </text:p>
      <text:p text:style-name="P1"/>
      <text:p text:style-name="P1">Bus Threshold = 100 %</text:p>
      <text:p text:style-name="P1">N = <text:s/>64</text:p>
      <text:p text:style-name="P1">Total Cost=282720</text:p>
      <text:p text:style-name="P1">Number of Cluster=9</text:p>
      <text:p text:style-name="P1">Cluster[1]= 1, 2, 10, 11, 12, 16, 29, 31, 40, 46, 52, 54, 64,</text:p>
      <text:p text:style-name="P1">Cluster[2]= 14, 19, 21, 50, 61,</text:p>
      <text:p text:style-name="P1">Cluster[3]= 4, 20, 23, 24, 35,</text:p>
      <text:p text:style-name="P1">Cluster[4]= 3, 5, 6, 7, 9, 15, 18, 25, 26, 27, 28, 32, 33, 36, 37, 38, 41, 42, 44, 45, 47, 48, 51, 53, 55, 56, 57, 58, 59, 60, 62, 63,</text:p>
      <text:p text:style-name="P1">Cluster[5]= 17,</text:p>
      <text:p text:style-name="P1">Cluster[6]= 13, 22,</text:p>
      <text:p text:style-name="P1">Cluster[7]= 49,</text:p>
      <text:p text:style-name="P1">Cluster[8]= 30, 34,</text:p>
      <text:p text:style-name="P1">Cluster[9]= 8, 39, 43,</text:p>
      <text:p text:style-name="P1"/>
      <text:p text:style-name="P1">Clusters shown for bus threshold <text:span text:style-name="T2">5</text:span>0:</text:p>
      <text:p text:style-name="P1"/>
      <text:p text:style-name="P1">Bus Threshold = 50 %</text:p>
      <text:p text:style-name="P1">N = <text:s/>64</text:p>
      <text:p text:style-name="P1">Total Cost=286758</text:p>
      <text:p text:style-name="P1">Number of Cluster=13</text:p>
      <text:p text:style-name="P1">Cluster[1]= 1, 2, 3, 5, 6, 7, 15, 25, 27, 28, 29, 31, 36, 38, 40, 42, 44, 45, 47, 51, 52, 53, 54, 56, 58,</text:p>
      <text:p text:style-name="P1">Cluster[2]= 33, 46,</text:p>
      <text:p text:style-name="P1">Cluster[3]= 14, 19,</text:p>
      <text:p text:style-name="P1">Cluster[4]= 4, 23, 24, 35,</text:p>
      <text:p text:style-name="P1">Cluster[5]= 21,</text:p>
      <text:p text:style-name="P1">Cluster[6]= 8, 39, 43,</text:p>
      <text:p text:style-name="P1">Cluster[7]= 9, 32, 41, 59, 60, 61,</text:p>
      <text:p text:style-name="P1">Cluster[8]= 64,</text:p>
      <text:p text:style-name="P1">Cluster[9]= 13, 22,</text:p>
      <text:p text:style-name="P1">Cluster[10]= 10, 11, 16,</text:p>
      <text:p text:style-name="P1">Cluster[11]= 17,</text:p>
      <text:p text:style-name="P1">Cluster[12]= 30, 34,</text:p>
      <text:p text:style-name="P1">Cluster[13]= 12, 18, 20, 26, 37, 48, 49, 50, 55, 57, 62, 63,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lusters shown before applying bus threshold <text:span text:style-name="T1">(bus Threshold = 15)</text:span>: </text:p>
      <text:p text:style-name="P3"/>
      <text:p text:style-name="P3">Bus Threshold = 15 %</text:p>
      <text:p text:style-name="P3">27 = 22</text:p>
      <text:p text:style-name="P3">50 = 13</text:p>
      <text:p text:style-name="P3">51 = 10</text:p>
      <text:p text:style-name="P3">54 = 17</text:p>
      <text:p text:style-name="P3">N = <text:s/>60</text:p>
      <text:p text:style-name="P3">Total Cost=210269</text:p>
      <text:p text:style-name="P3">Number of Cluster=20</text:p>
      <text:p text:style-name="P3">Cluster[1]= 1, 39,</text:p>
      <text:p text:style-name="P3">Cluster[2]= 2, 45, 46,</text:p>
      <text:p text:style-name="P3">Cluster[3]= 3, 14, 53,</text:p>
      <text:p text:style-name="P3">Cluster[4]= 4, 23, 24, 34,</text:p>
      <text:p text:style-name="P3">Cluster[5]= 6, 21,</text:p>
      <text:p text:style-name="P3">Cluster[6]= 7, 41, 44,</text:p>
      <text:p text:style-name="P3">Cluster[7]= 8, 40, 55, 56,</text:p>
      <text:p text:style-name="P3">Cluster[8]= 9, 31, 57,</text:p>
      <text:p text:style-name="P3">Cluster[9]= 12, 51, 60,</text:p>
      <text:p text:style-name="P3">Cluster[10]= 10, 11, 16,</text:p>
      <text:p text:style-name="P3">Cluster[11]= 17,</text:p>
      <text:p text:style-name="P3">Cluster[12]= 18, 19, 35,</text:p>
      <text:p text:style-name="P3">Cluster[13]= 13, 22,</text:p>
      <text:p text:style-name="P3">Cluster[14]= 5, 15, 32, 54,</text:p>
      <text:p text:style-name="P3">Cluster[15]= 29, 33,</text:p>
      <text:p text:style-name="P3">Cluster[16]= 27, 37,</text:p>
      <text:p text:style-name="P3">Cluster[17]= 25, 38, 42,</text:p>
      <text:p text:style-name="P3">Cluster[18]= 20, 26, 36, 43, 48, 49, 52, 58, 59,</text:p>
      <text:p text:style-name="P3">Cluster[19]= 47,</text:p>
      <text:p text:style-name="P3">Cluster[20]= 28, 30, 50,</text:p>
      <text:p text:style-name="P3"/>
      <text:p text:style-name="P3">Clusters shown before applying bus threshold <text:span text:style-name="T1">(bus Threshold = 25)</text:span>: </text:p>
      <text:p text:style-name="P3"/>
      <text:p text:style-name="P3">Bus Threshold = 25 %</text:p>
      <text:p text:style-name="P3">27 = 22</text:p>
      <text:p text:style-name="P3">56 = 17</text:p>
      <text:p text:style-name="P3">N = <text:s/>62</text:p>
      <text:p text:style-name="P3">Total Cost=180251</text:p>
      <text:p text:style-name="P3">Number of Cluster=11</text:p>
      <text:p text:style-name="P3">Cluster[1]= 6, 15, 21, 32, 41, 43, 45, 54, 56,</text:p>
      <text:p text:style-name="P3">Cluster[2]= 1, 2, 3, 5, 7, 12, 14, 19, 25, 28, 30, 35, 39, 44, 46, 50, 51, 52, 53, 55, 62,</text:p>
      <text:p text:style-name="P3">Cluster[3]= 4, 23, 24, 34,</text:p>
      <text:p text:style-name="P3">Cluster[4]= 9, 27, 31, 37, 40, 57, 58, 59,</text:p>
      <text:p text:style-name="P3">Cluster[5]= 13, 22,</text:p>
      <text:p text:style-name="P3">Cluster[6]= 10, 11, 16,</text:p>
      <text:p text:style-name="P3">Cluster[7]= 17,</text:p>
      <text:p text:style-name="P3">Cluster[8]= 18, 20, 26, 36, 48, 49, 60, 61,</text:p>
      <text:p text:style-name="P3">Cluster[9]= 29, 33,</text:p>
      <text:p text:style-name="P3">Cluster[10]= 8, 38, 42,</text:p>
      <text:p text:style-name="P3">Cluster[11]= 47,</text:p>
      <text:p text:style-name="P3"/>
      <text:p text:style-name="P2"/>
      <text:p text:style-name="P2"><text:soft-page-break/>Clusters shown for bus threshold <text:span text:style-name="T2">1</text:span>0:</text:p>
      <text:p text:style-name="P1"/>
      <text:p text:style-name="P1">Bus Threshold = 10 %</text:p>
      <text:p text:style-name="P1">27 = 22</text:p>
      <text:p text:style-name="P1">50 = 13</text:p>
      <text:p text:style-name="P1">50 = 7</text:p>
      <text:p text:style-name="P1">50 = 10</text:p>
      <text:p text:style-name="P1">50 = 7</text:p>
      <text:p text:style-name="P1">50 = 6</text:p>
      <text:p text:style-name="P1">51 = 15</text:p>
      <text:p text:style-name="P1">N = <text:s/>57</text:p>
      <text:p text:style-name="P1">Total Cost=128367</text:p>
      <text:p text:style-name="P1">Number of Cluster=21</text:p>
      <text:p text:style-name="P1">Cluster[1]= 2, 28, 45,</text:p>
      <text:p text:style-name="P1">Cluster[2]= 3, 14, 50,</text:p>
      <text:p text:style-name="P1">Cluster[3]= 4, 23, 24, 34,</text:p>
      <text:p text:style-name="P1">Cluster[4]= 5, 15, 51,</text:p>
      <text:p text:style-name="P1">Cluster[5]= 6, 21,</text:p>
      <text:p text:style-name="P1">Cluster[6]= 7, 44,</text:p>
      <text:p text:style-name="P1">Cluster[7]= 8, 38,</text:p>
      <text:p text:style-name="P1">Cluster[8]= 12,</text:p>
      <text:p text:style-name="P1">Cluster[9]= 13, 22,</text:p>
      <text:p text:style-name="P1">Cluster[10]= 10, 11, 16,</text:p>
      <text:p text:style-name="P1">Cluster[11]= 17,</text:p>
      <text:p text:style-name="P1">Cluster[12]= 18, 19, 35,</text:p>
      <text:p text:style-name="P1">Cluster[13]= 25, 42,</text:p>
      <text:p text:style-name="P1">Cluster[14]= 30,</text:p>
      <text:p text:style-name="P1">Cluster[15]= 29, 33,</text:p>
      <text:p text:style-name="P1">Cluster[16]= 20, 26, 36, 43, 48, 49, 55, 56,</text:p>
      <text:p text:style-name="P1">Cluster[17]= 1, 39,</text:p>
      <text:p text:style-name="P1">Cluster[18]= 9, 27, 37, 40, 46, 52, 53, 54,</text:p>
      <text:p text:style-name="P1">Cluster[19]= 31, 32, 41,</text:p>
      <text:p text:style-name="P1">Cluster[20]= 47,</text:p>
      <text:p text:style-name="P1">Cluster[21]= 57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2:59:27.519312158</meta:creation-date>
    <dc:date>2020-01-13T13:30:23.224455339</dc:date>
    <meta:editing-duration>PT6H45M4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119" meta:word-count="599" meta:character-count="3020" meta:non-whitespace-character-count="2531"/>
  </office:meta>
</office:document-meta>
</file>